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ckGenerator.compile( OActivity output , Activity src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PickGenerator.newInstance(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